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5309314353964593879"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2242238440148936317"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2238948510901528826"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1167113851919973938"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310465624910301496"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1126879199809053069"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5817782018673462613"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4044197640872504029"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4497698" text:continue-list="list5817782018673462613"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538089021389590169"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479401"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502561"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4502085"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4489970"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494493"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7125856246017473229"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5624274378890849854"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868125964137482352"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482549"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453756540159132880"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307970057936177313"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224096642035490421" text:style-name="L15">
        <text:list-item>
          <text:list>
            <text:list-header>
              <text:p text:style-name="P183">1.5 miles averaging about 9:40/mile and rest 1 min</text:p>
            </text:list-header>
          </text:list>
        </text:list-item>
      </text:list>
      <text:p text:style-name="P24">1 mile in 8:26 and rest 2 min</text:p>
      <text:list xml:id="list1335431354180541189"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10375368365096075"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484317"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4795378438064620887"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832182786720039833"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4013818665249859237"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4490372" text:continue-list="list6832182786720039833" text:style-name="L19">
        <text:list-item>
          <text:list>
            <text:list-header>
              <text:p text:style-name="P187">(Pace*HR)=1240</text:p>
            </text:list-header>
          </text:list>
        </text:list-item>
      </text:list>
      <text:list xml:id="list34499669" text:continue-list="list4795378438064620887" text:style-name="L18">
        <text:list-item>
          <text:list>
            <text:list-header>
              <text:p text:style-name="P186">2 miles at 10:46/mile Ave HR= 121 bpm and rest a few minutes</text:p>
            </text:list-header>
          </text:list>
        </text:list-item>
      </text:list>
      <text:list xml:id="list34483670" text:continue-list="list34490372"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4491749"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039669533378861222"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791563200247641894"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760143888951193652"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8243992031225137152"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135297166843627820"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218559371253598331"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4485323"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478669"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59253165121721488"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646554839680022977"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228580685538021288"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81878598759985070"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71284848601588515"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468270816157963205" text:style-name="L32">
        <text:list-item>
          <text:list>
            <text:list-header>
              <text:p text:style-name="P197">0.25 miles in 2:54</text:p>
              <text:p text:style-name="P197">1 mile in 9:21 going faster as I ran and ending at around 8:30 pace</text:p>
            </text:list-header>
          </text:list>
        </text:list-item>
      </text:list>
      <text:list xml:id="list2856506686769746637"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404317586046291379"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170104444672455319"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427687084268286103"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483784371687068010"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text:soft-page-break/>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359231439402250700" text:style-name="L38">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text:soft-page-break/></text:p>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12T14:23:02.12</dc:date>
    <dc:creator>James Lombardi</dc:creator>
    <meta:editing-duration>P28DT13H47M1S</meta:editing-duration>
    <meta:editing-cycles>2102</meta:editing-cycles>
    <meta:generator>OpenOffice/4.1.2$Win32 OpenOffice.org_project/412m3$Build-9782</meta:generator>
    <meta:document-statistic meta:table-count="0" meta:image-count="9" meta:object-count="0" meta:page-count="208" meta:paragraph-count="6061" meta:word-count="65604" meta:character-count="336078"/>
  </office:meta>
</office:document-meta>
</file>